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T10" style:parent-style-name="DefaultParagraphFont" style:family="text">
      <style:text-properties fo:font-weight="bold" style:font-weight-asian="bold" style:font-weight-complex="bold"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Build procedure</text:span></text:p>
      <text:p text:style-name="P3"/>
      <text:list text:style-name="LFO1" text:continue-numbering="true">
        <text:list-item>
          <text:p text:style-name="P4">Compiling the program in Eclipse while having the Android SDK plugin installed. This creates an .apk file that is our program</text:p>
        </text:list-item>
        <text:list-item>
          <text:p text:style-name="P5">Commit</text:p>
        </text:list-item>
        <text:list-item>
          <text:p text:style-name="P6">Push</text:p>
        </text:list-item>
        <text:list-item>
          <text:p text:style-name="P7">Clean Clone (to other hardware)</text:p>
        </text:list-item>
        <text:list-item>
          <text:p text:style-name="P8">Pack it.</text:p>
        </text:list-item>
      </text:list>
      <text:p text:style-name="P9"/>
      <text:p text:style-name="Standard"><text:span text:style-name="T10">Release procedure</text:span></text:p>
      <text:p text:style-name="P11"/>
      <text:p text:style-name="Standard"><text:span text:style-name="T12">Sending the<text:s/></text:span><text:span text:style-name="T13">Sleep App .</text:span><text:span text:style-name="T14">apk to an android devi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/>
    <dc:creator>Uzer</dc:creator>
    <meta:creation-date>2012-04-23T09:17:00Z</meta:creation-date>
    <dc:date>2012-04-23T09:18:00Z</dc:date>
    <meta:template xlink:href="Normal.dotm" xlink:type="simple"/>
    <meta:editing-cycles>2</meta:editing-cycles>
    <meta:editing-duration>PT60S</meta:editing-duration>
    <meta:document-statistic meta:page-count="1" meta:paragraph-count="1" meta:word-count="42" meta:character-count="264" meta:row-count="1" meta:non-whitespace-character-count="223"/>
  </office:meta>
</office:document-meta>
</file>